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ewSiteElementPage.getEleme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SiteElementPage.getLab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SiteElementPage.createControl( Composit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NewSiteElementPage.getH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SiteElementPage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SiteElementPage.NewSiteElementP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